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22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3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128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00" draw:fill="solid" draw:fill-color="#bfbfbf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000000" draw:fill="solid" draw:fill-color="#9f9f9f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000000" draw:fill="solid" draw:fill-color="#808080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fill="solid" draw:fill-color="#606060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000000" draw:fill="solid" draw:fill-color="#404040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000000" draw:fill="solid" draw:fill-color="#202020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dash" draw:stroke-dash="Fine_20_Dashed_20__28_var_29_" svg:stroke-width="0.035cm" svg:stroke-color="#000000" draw:fill="none" fo:padding-top="0.017cm" fo:padding-bottom="0.017cm" fo:padding-left="0.017cm" fo:padding-right="0.017cm"/>
    </style:style>
    <style:style style:name="gr15" style:family="graphic" style:parent-style-name="standard">
      <style:graphic-properties draw:stroke="dash" svg:stroke-width="0.035cm" svg:stroke-color="#000000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000000" draw:marker-end="Arrow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solid" svg:stroke-width="0.035cm" svg:stroke-color="#000000" draw:marker-start="Arrow" draw:marker-end="Arrow" draw:fill="none" fo:padding-top="0.017cm" fo:padding-bottom="0.017cm" fo:padding-left="0.017cm" fo:padding-right="0.017cm"/>
    </style:style>
    <style:style style:name="P1" style:family="paragraph">
      <style:text-properties fo:font-family="Arial" style:font-family-generic="swiss" fo:font-size="10pt" style:font-size-asian="10pt" style:font-size-complex="10pt"/>
    </style:style>
    <style:style style:name="T1" style:family="text">
      <style:text-properties fo:color="#000000" fo:font-family="Arial" style:font-family-generic="swiss" fo:font-size="10pt" style:font-size-asian="10pt" style:font-size-complex="10pt"/>
    </style:style>
    <style:style style:name="T2" style:family="text">
      <style:text-properties fo:color="#000000" fo:font-family="Helvetica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487cm" svg:height="0.395cm" svg:x="6.146cm" svg:y="7.656cm">
          <draw:text-box>
            <text:p text:style-name="P1"><text:span text:style-name="T1">image scan-line</text:span></text:p>
          </draw:text-box>
        </draw:frame>
        <draw:frame draw:style-name="gr2" draw:text-style-name="P1" draw:layer="layout" svg:width="0.733cm" svg:height="0.395cm" svg:x="1.807cm" svg:y="7.62cm">
          <draw:text-box>
            <text:p text:style-name="P1"><text:span text:style-name="T1">sync</text:span></text:p>
          </draw:text-box>
        </draw:frame>
        <draw:frame draw:style-name="gr3" draw:layer="layout" svg:width="1.259cm" svg:height="0.412cm" svg:x="0.142cm" svg:y="5.466cm">
          <draw:text-box>
            <text:p><text:span text:style-name="T1">1500</text:span><text:span text:style-name="T2"> Hz</text:span></text:p>
          </draw:text-box>
        </draw:frame>
        <draw:frame draw:style-name="gr3" draw:text-style-name="P1" draw:layer="layout" svg:width="1.31cm" svg:height="0.395cm" svg:x="0.141cm" svg:y="1.762cm">
          <draw:text-box>
            <text:p text:style-name="P1"><text:span text:style-name="T1">2300 Hz</text:span></text:p>
          </draw:text-box>
        </draw:frame>
        <draw:polygon draw:style-name="gr4" draw:layer="layout" svg:width="1.058cm" svg:height="1.058cm" svg:x="10.795cm" svg:y="0.035cm" svg:viewBox="0 0 1059 1059" draw:points="0,1059 1059,1059 1059,0 0,0">
          <text:p/>
        </draw:polygon>
        <draw:polygon draw:style-name="gr5" draw:layer="layout" svg:width="1.059cm" svg:height="1.058cm" svg:x="9.736cm" svg:y="0.035cm" svg:viewBox="0 0 1060 1059" draw:points="0,1059 1060,1059 1060,0 0,0">
          <text:p/>
        </draw:polygon>
        <draw:polygon draw:style-name="gr6" draw:layer="layout" svg:width="1.058cm" svg:height="1.058cm" svg:x="8.678cm" svg:y="0.035cm" svg:viewBox="0 0 1059 1059" draw:points="0,1059 1059,1059 1059,0 0,0">
          <text:p/>
        </draw:polygon>
        <draw:polygon draw:style-name="gr7" draw:layer="layout" svg:width="1.058cm" svg:height="1.058cm" svg:x="7.62cm" svg:y="0.035cm" svg:viewBox="0 0 1059 1059" draw:points="0,1059 1059,1059 1059,0 0,0">
          <text:p/>
        </draw:polygon>
        <draw:polygon draw:style-name="gr8" draw:layer="layout" svg:width="1.059cm" svg:height="1.058cm" svg:x="6.561cm" svg:y="0.035cm" svg:viewBox="0 0 1060 1059" draw:points="0,1059 1060,1059 1060,0 0,0">
          <text:p/>
        </draw:polygon>
        <draw:polygon draw:style-name="gr9" draw:layer="layout" svg:width="1.058cm" svg:height="1.058cm" svg:x="5.503cm" svg:y="0.035cm" svg:viewBox="0 0 1059 1059" draw:points="0,1059 1059,1059 1059,0 0,0">
          <text:p/>
        </draw:polygon>
        <draw:polygon draw:style-name="gr10" draw:layer="layout" svg:width="1.058cm" svg:height="1.058cm" svg:x="4.445cm" svg:y="0.035cm" svg:viewBox="0 0 1059 1059" draw:points="0,1059 1059,1059 1059,0 0,0">
          <text:p/>
        </draw:polygon>
        <draw:polygon draw:style-name="gr11" draw:layer="layout" svg:width="1.059cm" svg:height="1.058cm" svg:x="3.386cm" svg:y="0.035cm" svg:viewBox="0 0 1060 1059" draw:points="0,1059 1060,1059 1060,0 0,0">
          <text:p/>
        </draw:polygon>
        <draw:polyline draw:style-name="gr12" draw:layer="layout" svg:width="0cm" svg:height="0cm" svg:x="12.558cm" svg:y="6.032cm" svg:viewBox="0 0 0 0" draw:points="0,0">
          <text:p/>
        </draw:polyline>
        <draw:line draw:style-name="gr12" draw:layer="layout" svg:x1="12.558cm" svg:y1="6.032cm" svg:x2="12.382cm" svg:y2="6.032cm">
          <text:p/>
        </draw:line>
        <draw:line draw:style-name="gr12" draw:layer="layout" svg:x1="12.382cm" svg:y1="5.999cm" svg:x2="12.382cm" svg:y2="7.121cm">
          <text:p/>
        </draw:line>
        <draw:line draw:style-name="gr12" draw:layer="layout" svg:x1="12.382cm" svg:y1="7.09cm" svg:x2="11.853cm" svg:y2="7.09cm">
          <text:p/>
        </draw:line>
        <draw:line draw:style-name="gr12" draw:layer="layout" svg:x1="11.853cm" svg:y1="7.121cm" svg:x2="11.853cm" svg:y2="6.032cm">
          <text:p/>
        </draw:line>
        <draw:line draw:style-name="gr12" draw:layer="layout" svg:x1="11.853cm" svg:y1="6.032cm" svg:x2="11.853cm" svg:y2="2.151cm">
          <text:p/>
        </draw:line>
        <draw:line draw:style-name="gr12" draw:layer="layout" svg:x1="11.883cm" svg:y1="2.151cm" svg:x2="10.758cm" svg:y2="2.151cm">
          <text:p/>
        </draw:line>
        <draw:line draw:style-name="gr12" draw:layer="layout" svg:x1="10.795cm" svg:y1="2.151cm" svg:x2="10.795cm" svg:y2="2.681cm">
          <text:p/>
        </draw:line>
        <draw:line draw:style-name="gr12" draw:layer="layout" svg:x1="10.828cm" svg:y1="2.681cm" svg:x2="9.703cm" svg:y2="2.681cm">
          <text:p/>
        </draw:line>
        <draw:line draw:style-name="gr12" draw:layer="layout" svg:x1="9.736cm" svg:y1="2.681cm" svg:x2="9.736cm" svg:y2="3.21cm">
          <text:p/>
        </draw:line>
        <draw:line draw:style-name="gr12" draw:layer="layout" svg:x1="9.767cm" svg:y1="3.21cm" svg:x2="8.642cm" svg:y2="3.21cm">
          <text:p/>
        </draw:line>
        <draw:line draw:style-name="gr12" draw:layer="layout" svg:x1="8.678cm" svg:y1="3.21cm" svg:x2="8.678cm" svg:y2="3.739cm">
          <text:p/>
        </draw:line>
        <draw:line draw:style-name="gr12" draw:layer="layout" svg:x1="8.712cm" svg:y1="3.739cm" svg:x2="7.59cm" svg:y2="3.739cm">
          <text:p/>
        </draw:line>
        <draw:line draw:style-name="gr12" draw:layer="layout" svg:x1="7.62cm" svg:y1="3.739cm" svg:x2="7.62cm" svg:y2="4.268cm">
          <text:p/>
        </draw:line>
        <draw:line draw:style-name="gr12" draw:layer="layout" svg:x1="7.65cm" svg:y1="4.268cm" svg:x2="6.528cm" svg:y2="4.268cm">
          <text:p/>
        </draw:line>
        <draw:line draw:style-name="gr12" draw:layer="layout" svg:x1="6.561cm" svg:y1="4.268cm" svg:x2="6.561cm" svg:y2="4.797cm">
          <text:p/>
        </draw:line>
        <draw:line draw:style-name="gr12" draw:layer="layout" svg:x1="6.588cm" svg:y1="4.797cm" svg:x2="5.466cm" svg:y2="4.797cm">
          <text:p/>
        </draw:line>
        <draw:line draw:style-name="gr12" draw:layer="layout" svg:x1="5.503cm" svg:y1="4.797cm" svg:x2="5.503cm" svg:y2="5.326cm">
          <text:p/>
        </draw:line>
        <draw:line draw:style-name="gr12" draw:layer="layout" svg:x1="5.533cm" svg:y1="5.326cm" svg:x2="4.414cm" svg:y2="5.326cm">
          <text:p/>
        </draw:line>
        <draw:line draw:style-name="gr12" draw:layer="layout" svg:x1="4.445cm" svg:y1="5.326cm" svg:x2="4.445cm" svg:y2="5.856cm">
          <text:p/>
        </draw:line>
        <draw:line draw:style-name="gr12" draw:layer="layout" svg:x1="4.474cm" svg:y1="5.856cm" svg:x2="3.386cm" svg:y2="5.856cm">
          <text:p/>
        </draw:line>
        <draw:line draw:style-name="gr12" draw:layer="layout" svg:x1="3.386cm" svg:y1="5.856cm" svg:x2="3.386cm" svg:y2="7.087cm">
          <text:p/>
        </draw:line>
        <draw:line draw:style-name="gr12" draw:layer="layout" svg:x1="3.393cm" svg:y1="7.055cm" svg:x2="2.857cm" svg:y2="7.055cm">
          <text:p/>
        </draw:line>
        <draw:line draw:style-name="gr12" draw:layer="layout" svg:x1="2.857cm" svg:y1="7.091cm" svg:x2="2.857cm" svg:y2="5.821cm">
          <text:p/>
        </draw:line>
        <draw:line draw:style-name="gr12" draw:layer="layout" svg:x1="2.857cm" svg:y1="5.856cm" svg:x2="2.504cm" svg:y2="5.856cm">
          <text:p/>
        </draw:line>
        <draw:polyline draw:style-name="gr12" draw:layer="layout" svg:width="0cm" svg:height="0cm" svg:x="2.504cm" svg:y="5.856cm" svg:viewBox="0 0 0 0" draw:points="0,0">
          <text:p/>
        </draw:polyline>
        <draw:line draw:style-name="gr13" draw:layer="layout" svg:x1="11.853cm" svg:y1="2.151cm" svg:x2="0.035cm" svg:y2="2.151cm">
          <text:p/>
        </draw:line>
        <draw:polyline draw:style-name="gr13" draw:layer="layout" svg:width="0cm" svg:height="0cm" svg:x="0.035cm" svg:y="2.151cm" svg:viewBox="0 0 0 0" draw:points="0,0">
          <text:p/>
        </draw:polyline>
        <draw:line draw:style-name="gr13" draw:layer="layout" svg:x1="11.853cm" svg:y1="5.856cm" svg:x2="0.035cm" svg:y2="5.856cm">
          <text:p/>
        </draw:line>
        <draw:polyline draw:style-name="gr13" draw:layer="layout" svg:width="0cm" svg:height="0cm" svg:x="0.035cm" svg:y="5.856cm" svg:viewBox="0 0 0 0" draw:points="0,0">
          <text:p/>
        </draw:polyline>
        <draw:line draw:style-name="gr13" draw:layer="layout" svg:x1="11.853cm" svg:y1="7.055cm" svg:x2="0.035cm" svg:y2="7.055cm">
          <text:p/>
        </draw:line>
        <draw:polyline draw:style-name="gr13" draw:layer="layout" svg:width="0cm" svg:height="0cm" svg:x="0.035cm" svg:y="7.055cm" svg:viewBox="0 0 0 0" draw:points="0,0">
          <text:p/>
        </draw:polyline>
        <draw:line draw:style-name="gr14" draw:layer="layout" svg:x1="3.386cm" svg:y1="1.093cm" svg:x2="3.386cm" svg:y2="5.856cm">
          <text:p/>
        </draw:line>
        <draw:polyline draw:style-name="gr15" draw:layer="layout" svg:width="0cm" svg:height="0cm" svg:x="3.386cm" svg:y="5.856cm" svg:viewBox="0 0 0 0" draw:points="0,0">
          <text:p/>
        </draw:polyline>
        <draw:line draw:style-name="gr14" draw:layer="layout" svg:x1="4.445cm" svg:y1="1.093cm" svg:x2="4.445cm" svg:y2="5.326cm">
          <text:p/>
        </draw:line>
        <draw:polyline draw:style-name="gr15" draw:layer="layout" svg:width="0cm" svg:height="0cm" svg:x="4.445cm" svg:y="5.326cm" svg:viewBox="0 0 0 0" draw:points="0,0">
          <text:p/>
        </draw:polyline>
        <draw:line draw:style-name="gr14" draw:layer="layout" svg:x1="5.503cm" svg:y1="1.093cm" svg:x2="5.503cm" svg:y2="4.797cm">
          <text:p/>
        </draw:line>
        <draw:line draw:style-name="gr14" draw:layer="layout" svg:x1="6.561cm" svg:y1="1.093cm" svg:x2="6.561cm" svg:y2="4.268cm">
          <text:p/>
        </draw:line>
        <draw:polyline draw:style-name="gr15" draw:layer="layout" svg:width="0cm" svg:height="0cm" svg:x="6.561cm" svg:y="4.268cm" svg:viewBox="0 0 0 0" draw:points="0,0">
          <text:p/>
        </draw:polyline>
        <draw:line draw:style-name="gr14" draw:layer="layout" svg:x1="7.62cm" svg:y1="1.093cm" svg:x2="7.62cm" svg:y2="3.739cm">
          <text:p/>
        </draw:line>
        <draw:polyline draw:style-name="gr15" draw:layer="layout" svg:width="0cm" svg:height="0cm" svg:x="7.62cm" svg:y="3.739cm" svg:viewBox="0 0 0 0" draw:points="0,0">
          <text:p/>
        </draw:polyline>
        <draw:line draw:style-name="gr14" draw:layer="layout" svg:x1="8.678cm" svg:y1="1.093cm" svg:x2="8.678cm" svg:y2="3.21cm">
          <text:p/>
        </draw:line>
        <draw:polyline draw:style-name="gr15" draw:layer="layout" svg:width="0cm" svg:height="0cm" svg:x="8.678cm" svg:y="3.21cm" svg:viewBox="0 0 0 0" draw:points="0,0">
          <text:p/>
        </draw:polyline>
        <draw:line draw:style-name="gr14" draw:layer="layout" svg:x1="9.736cm" svg:y1="1.093cm" svg:x2="9.736cm" svg:y2="2.681cm">
          <text:p/>
        </draw:line>
        <draw:polyline draw:style-name="gr15" draw:layer="layout" svg:width="0cm" svg:height="0cm" svg:x="9.736cm" svg:y="2.681cm" svg:viewBox="0 0 0 0" draw:points="0,0">
          <text:p/>
        </draw:polyline>
        <draw:line draw:style-name="gr14" draw:layer="layout" svg:x1="10.795cm" svg:y1="1.093cm" svg:x2="10.795cm" svg:y2="2.151cm">
          <text:p/>
        </draw:line>
        <draw:polyline draw:style-name="gr15" draw:layer="layout" svg:width="0cm" svg:height="0cm" svg:x="10.795cm" svg:y="2.151cm" svg:viewBox="0 0 0 0" draw:points="0,0">
          <text:p/>
        </draw:polyline>
        <draw:line draw:style-name="gr14" draw:layer="layout" svg:x1="11.853cm" svg:y1="1.093cm" svg:x2="11.853cm" svg:y2="2.151cm">
          <text:p/>
        </draw:line>
        <draw:line draw:style-name="gr13" draw:layer="layout" svg:x1="3.386cm" svg:y1="7.09cm" svg:x2="3.386cm" svg:y2="8.149cm">
          <text:p/>
        </draw:line>
        <draw:polyline draw:style-name="gr13" draw:layer="layout" svg:width="0cm" svg:height="0cm" svg:x="3.386cm" svg:y="8.149cm" svg:viewBox="0 0 0 0" draw:points="0,0">
          <text:p/>
        </draw:polyline>
        <draw:line draw:style-name="gr13" draw:layer="layout" svg:x1="2.857cm" svg:y1="7.09cm" svg:x2="2.857cm" svg:y2="8.149cm">
          <text:p/>
        </draw:line>
        <draw:polyline draw:style-name="gr13" draw:layer="layout" svg:width="0cm" svg:height="0cm" svg:x="2.857cm" svg:y="8.149cm" svg:viewBox="0 0 0 0" draw:points="0,0">
          <text:p/>
        </draw:polyline>
        <draw:line draw:style-name="gr13" draw:layer="layout" svg:x1="11.853cm" svg:y1="7.09cm" svg:x2="11.853cm" svg:y2="8.149cm">
          <text:p/>
        </draw:line>
        <draw:polyline draw:style-name="gr13" draw:layer="layout" svg:width="0cm" svg:height="0cm" svg:x="11.853cm" svg:y="8.149cm" svg:viewBox="0 0 0 0" draw:points="0,0">
          <text:p/>
        </draw:polyline>
        <draw:line draw:style-name="gr16" draw:layer="layout" svg:x1="1.622cm" svg:y1="8.149cm" svg:x2="2.9cm" svg:y2="8.149cm">
          <text:p/>
        </draw:line>
        <draw:polyline draw:style-name="gr17" draw:layer="layout" svg:width="0.212cm" svg:height="0.141cm" svg:x="2.645cm" svg:y="8.078cm" svg:viewBox="0 0 213 142" draw:points="0,71 0,0 213,71 0,142">
          <text:p/>
        </draw:polyline>
        <draw:line draw:style-name="gr18" draw:layer="layout" svg:x1="3.329cm" svg:y1="8.149cm" svg:x2="11.874cm" svg:y2="8.149cm">
          <text:p/>
        </draw:line>
        <draw:polyline draw:style-name="gr17" draw:layer="layout" svg:width="0.212cm" svg:height="0.141cm" svg:x="3.386cm" svg:y="8.078cm" svg:viewBox="0 0 213 142" draw:points="213,71 213,142 0,71 213,0">
          <text:p/>
        </draw:polyline>
        <draw:polyline draw:style-name="gr17" draw:layer="layout" svg:width="0.212cm" svg:height="0.141cm" svg:x="11.641cm" svg:y="8.078cm" svg:viewBox="0 0 213 142" draw:points="0,71 0,0 213,71 0,142">
          <text:p/>
        </draw:polyline>
        <draw:line draw:style-name="gr13" draw:layer="layout" svg:x1="2.857cm" svg:y1="8.149cm" svg:x2="3.386cm" svg:y2="8.149cm">
          <text:p/>
        </draw:line>
        <draw:polyline draw:style-name="gr13" draw:layer="layout" svg:width="0cm" svg:height="0cm" svg:x="3.386cm" svg:y="8.149cm" svg:viewBox="0 0 0 0" draw:points="0,0">
          <text:p/>
        </draw:polyline>
        <draw:frame draw:style-name="gr3" draw:layer="layout" svg:width="1.234cm" svg:height="0.412cm" svg:x="0.141cm" svg:y="6.647cm">
          <draw:text-box>
            <text:p><text:span text:style-name="T2">1200 </text:span><text:span text:style-name="T1">H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548cm" fo:page-height="8.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 xmlns:dc="http://purl.org/dc/elements/1.1/">2011-02-01T20:29:10</dc:date>
    <dc:creator xmlns:dc="http://purl.org/dc/elements/1.1/">BruXy </dc:creator>
    <meta:document-statistic xmlns:meta="urn:oasis:names:tc:opendocument:xmlns:meta:1.0" meta:object-count="74"/>
    <meta:generator xmlns:meta="urn:oasis:names:tc:opendocument:xmlns:meta:1.0">OpenOffice.org/3.2$Unix OpenOffice.org_project/320m12$Build-9483</meta:generator>
  </office:meta>
</office:document-meta>
</file>